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5ca" officeooo:paragraph-rsid="0007a5ca"/>
    </style:style>
    <style:style style:name="P2" style:family="paragraph" style:parent-style-name="Standard">
      <style:text-properties officeooo:rsid="0008139a" officeooo:paragraph-rsid="0008139a"/>
    </style:style>
    <style:style style:name="P3" style:family="paragraph" style:parent-style-name="Standard">
      <style:text-properties officeooo:rsid="00096bd5" officeooo:paragraph-rsid="00096bd5"/>
    </style:style>
    <style:style style:name="P4" style:family="paragraph" style:parent-style-name="Standard">
      <style:text-properties officeooo:rsid="000a7765" officeooo:paragraph-rsid="000a7765"/>
    </style:style>
    <style:style style:name="T1" style:family="text">
      <style:text-properties officeooo:rsid="000a77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mage Sizes</text:h>
      <text:p text:style-name="P1">Tall objects (item, power): 384x448</text:p>
      <text:p text:style-name="P1">Square big objects (situations): 512x512</text:p>
      <text:p text:style-name="P1">Wide objects (places): 576x448</text:p>
      <text:p text:style-name="P2">Tokens : <text:span text:style-name="T1">128x128 - </text:span></text:p>
      <text:p text:style-name="P1">Adventure backdrops (): 768x 576</text:p>
      <text:p text:style-name="P1"/>
      <text:h text:style-name="Heading_20_2" text:outline-level="2">Action economy</text:h>
      <text:p text:style-name="P4">To make actions player spends action tokens</text:p>
      <text:p text:style-name="P4">Action tokens are granted upon waking up </text:p>
      <text:p text:style-name="P4">All leftover action tokens are lost when player ends the day</text:p>
      <text:p text:style-name="P4"/>
      <text:h text:style-name="Heading_20_2" text:outline-level="2">Inventory</text:h>
      <text:p text:style-name="P4">Have a space on board that corresponds with the player characters personal back pack.</text:p>
      <text:p text:style-name="P4">And a separate space that represents the players base of operation.</text:p>
      <text:p text:style-name="P4">What happens when an item is dropped on to an inventory slot?</text:p>
      <text:p text:style-name="P4">What happens when the player tries to drop more than 1 item in to an inventory slot?</text:p>
      <text:p text:style-name="P1"/>
      <text:p text:style-name="P3">The game is supposed to be a continuous story – so I need some kind of “story teller” scene <text:span text:style-name="T1">that will pick what to show the player and what has happened before.</text:span></text:p>
      <text:p text:style-name="P3"/>
      <text:p text:style-name="P2">Adventures, how do they work?</text:p>
      <text:p text:style-name="P4">Self contained -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6T14:05:23.045398221</meta:creation-date>
    <meta:generator>LibreOffice/6.4.7.2$Linux_X86_64 LibreOffice_project/40$Build-2</meta:generator>
    <dc:date>2022-10-16T15:52:10.782477805</dc:date>
    <meta:editing-duration>PT1H36M36S</meta:editing-duration>
    <meta:editing-cycles>4</meta:editing-cycles>
    <meta:document-statistic meta:table-count="0" meta:image-count="0" meta:object-count="0" meta:page-count="1" meta:paragraph-count="18" meta:word-count="146" meta:character-count="837" meta:non-whitespace-character-count="705"/>
  </office:meta>
</office:document-meta>
</file>